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2ce1" officeooo:paragraph-rsid="00112ce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2ce1" officeooo:paragraph-rsid="00112ce1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ra Os Meu Olhos <text:tab/><text:tab/>Josyanne [ 13 ]</text:p>
      <text:p text:style-name="P2">Preciso tanto de uma chance;</text:p>
      <text:p text:style-name="P2">Sei que o chão não é o meu lugar;</text:p>
      <text:p text:style-name="P2">Estou cansado desta escuridão;</text:p>
      <text:p text:style-name="P2">É por isso que eu te espero, é por isso que eu te clamo filho de Davi;</text:p>
      <text:p text:style-name="P2"/>
      <text:p text:style-name="P2">Queria tanto olhar pro céu, contemplar a grandeza do meu Deus, diferente da atitude de Tomé, quero ver porque eu creio, porque eu tenho fé;</text:p>
      <text:p text:style-name="P2">queria tanto receber, a cura o milagre eu quero ver, gritarei o seu nome com muita fé e Ele me atenderá,me colocará de pé.</text:p>
      <text:p text:style-name="P2"/>
      <text:p text:style-name="P2">Abra, abra os meus olhos, dá-me a visão, eu preciso ver, eu quero ver aquele que faz o milagre.</text:p>
      <text:p text:style-name="P2">Abra, abra os meus olhos, dá-me a visão, eu preciso ver, eu quero ver aquele que faz o milagre.</text:p>
      <text:p text:style-name="P2"/>
      <text:p text:style-name="P2">Toca, toca em meus olhos, abra os meus olhos, quero olhar em sua face, esse é o meu sonho, ver a tua glória, ver a tua glória, esse é o meu sonho.</text:p>
      <text:p text:style-name="P2">Atenda-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55:05.280814491</dc:date>
    <meta:editing-cycles>11</meta:editing-cycles>
    <meta:editing-duration>PT18M24S</meta:editing-duration>
    <meta:generator>LibreOffice/4.4.6.3$Linux_X86_64 LibreOffice_project/40m0$Build-3</meta:generator>
    <meta:document-statistic meta:table-count="0" meta:image-count="0" meta:object-count="0" meta:page-count="1" meta:paragraph-count="11" meta:word-count="163" meta:character-count="803" meta:non-whitespace-character-count="649"/>
  </office:meta>
</office:document-meta>
</file>